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2" style:family="paragraph" style:parent-style-name="Standard">
      <style:text-properties style:font-name="Georgia" fo:font-size="10.5pt" style:font-size-asian="10.5pt" style:font-size-complex="10.5pt"/>
    </style:style>
    <style:style style:name="P3"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_5b_Normal_5d_">
      <style:paragraph-properties fo:margin-top="0in" fo:margin-bottom="0in" fo:line-height="100%" fo:text-align="start" style:justify-single-word="false"/>
      <style:text-properties style:font-name="Georgia" fo:font-size="10.5pt" style:font-size-asian="10.5pt" style:font-size-complex="10.5pt"/>
    </style:style>
    <style:style style:name="P5"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3" style:family="text">
      <style:text-properties fo:color="#000000" fo:language="none" fo:country="none" style:font-name-asian="Georgia" style:language-asian="none" style:country-asian="none" style:font-name-complex="Georgia" style:language-complex="none" style:country-complex="none"/>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style:text-position="super 58%"/>
    </style:style>
    <style:style style:name="T8" style:family="text">
      <style:text-properties style:text-position="super 58%" style:font-name="Georgia" fo:language="none" fo:country="none" style:font-name-asian="Georgia" style:language-asian="none" style:country-asian="none" style:font-name-complex="Georgia" style:language-complex="none" style:country-complex="none"/>
    </style:style>
    <style:style style:name="T9" style:family="text">
      <style:text-properties style:text-position="super 58%" fo:language="none" fo:country="none" style:font-name-asian="Georgia" style:language-asian="none" style:country-asian="none" style:font-name-complex="Georgia" style:language-complex="none" style:country-complex="none"/>
    </style:style>
    <style:style style:name="T10" style:family="text">
      <style:text-properties fo:language="none" fo:country="none" style:font-name-asian="Georgia" style:language-asian="none" style:country-asian="none" style:font-name-complex="Georgia" style:language-complex="none" style:country-complex="none"/>
    </style:style>
    <style:style style:name="T11"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How Can a Good Man Become a Holy</text:span> <text:span text:style-name="T1">Man?</text:span></text:p>
      <text:p text:style-name="P2"><text:span text:style-name="T1">Read:</text:span> I Peter 1:13-16</text:p>
      <text:p text:style-name="P2"><text:span text:style-name="T1">Text:</text:span> Leviticus 11:44 “...<text:span text:style-name="T3">ye shall be holy; for I am holy...”</text:span></text:p>
      <text:p text:style-name="P1"><text:span text:style-name="T1">Introduction:</text:span> Have you ever heard another believer who says of them-selves: “I ain't no saint?” <text:s/>It is our way of recognizing that we fall short of the perfection that, we, even expect of ourselves. <text:s/>We read the words of Peter and find that he is quoting God as He spoke to Moses in the book of Leviticus. <text:s/>It seems that if God spoke something in the Old Testament and then spoke the same message in the New Testament then it would indi-cate a long standing purpose of God that transcends both the old and new Covenants. <text:s/>It was commanded for Moses with people that had only a verbal message from God and then restated for New Testament believers who were restricted to only the Old Testament writings (which had not been compiled into a book yet). <text:s/>What argument do you think that we <text:s/>could possibly make to convince ourselves that this requirement does not apply to us, today?</text:p>
      <text:p text:style-name="P1"/>
      <text:p text:style-name="P1"><text:span text:style-name="T1">It's a Mental Thing:</text:span> Peter starts in the 13<text:span text:style-name="T7">th</text:span> verse with our thinking. <text:s/>He says: <text:s/>“<text:span text:style-name="T10">Wherefore gird up the loins of your mind, be sober, and hope to the end for the grace that is to be brought unto you at the revelation of Jesus Christ;” <text:s/>Get your mind right. <text:s/>You can't be a holy person without having a holy mind. <text:s/>I'm convinced that all sin starts in the mind. <text:s/>The thief becomes a thief when he/she convinces themselves that they are, for whatever reason, entitled to the belongings of another. <text:s/>I have had <text:s/>con-versations with drug dealers who argue that they were just providing a product that someone else would have provided if they didn't do it. <text:s/>I have had bank robbers tell me that they didn't really have a victim since the bank is insured anyway. <text:s/>If you are able to justify your sin then this verse is for you: “... gird up the loins of your mind, be sober...”</text:span></text:p>
      <text:p text:style-name="P1"><text:span text:style-name="T10"/></text:p>
      <text:p text:style-name="P3"><text:span text:style-name="T11">It's an Obedience Thing:</text:span><text:span text:style-name="T10"> <text:s/>in verse 14 We read these three words: “ As obedient children...” <text:s/>Obedient children are what we all want. <text:s/>The fact that many children are disobedient is a testimony to the stubbornness of wanting to do things their own way. <text:s/>If you have dealt with children, you know how much easier it is to be generous/kind with a well behaved child than with one who is contentious and or disobedient. <text:s/>You cannot be holy while involved in acts of disobedience. <text:s/>It is the easiest part of holiness to simply obey what He says.</text:span></text:p>
      <text:p text:style-name="P3"><text:span text:style-name="T10"/></text:p>
      <text:p text:style-name="P3"><text:span text:style-name="T11">It's a Fashion Thing:</text:span><text:span text:style-name="T10"> The rest of the 14</text:span><text:span text:style-name="T9">th</text:span><text:span text:style-name="T10"> verse tells us: “...not fashion-ing yourselves according to the former lusts in your ignorance:” Fashion is all about appearance. <text:s/>I have an excellent fashion consultant in my house. <text:s/>Her hair can be beautiful both in curls and straight as a board. <text:s/>She will try on two different color shoes at once to determine which looks better with her outfit. <text:s/>She knows hair. <text:s/>She knows make-up. <text:s/>She knows clothes. <text:s/>She knows fashion and I'm not being sarcastic. <text:s/>She really knows what she's talking about when it comes to fashion. <text:s/>What do I know? <text:s/>I know to ask if something goes together. <text:s/>This verse isn't talking about that kind of fashion it is talking about how we live our life.</text:span></text:p>
      <text:p text:style-name="P4"><text:span text:style-name="T2"><text:s text:c="3"/>Our fashion of life should reflect discretion and a character of holiness. <text:s/>There should be a difference in how we live and how we used to live before we met Christ. <text:s/>Paul said it this way: “...</text:span><text:span text:style-name="T10">old things are passed away; behold, all things are become new.” <text:s/>Sometimes it is good to ask others who we deem to be Godly: “How am I looking today?”</text:span></text:p>
      <text:p text:style-name="P4"><text:span text:style-name="T10"/></text:p>
      <text:p text:style-name="P5"><text:span text:style-name="T5">It's a Calling:</text:span><text:span text:style-name="T4"> It's not a Joelism. <text:s/>It's not a great idea from a book I've read. <text:s/>The 15</text:span><text:span text:style-name="T8">th</text:span><text:span text:style-name="T4"> verse states that it is a calling from God Himself. <text:s/>“But as He which hath called you is holy, so be ye holy in all manner of conver-sation;” <text:s/>The word conversation used in this context refers to the manner of life that we live. <text:s/>God is calling us to live the manner of life that is a life of holiness before God and the world that we live in. </text:span></text:p>
      <text:p text:style-name="P5"><text:span text:style-name="T4"><text:s text:c="2"/>Cody works for a trucking company that services gas wells. <text:s/>He does not work a 9 to 5 job. <text:s/>He waits for a call telling him when and where he is expected to work. <text:s/>Yesterday he was to leave the house before 7 and told that he will be gone at least 2 days delivering and collecting pumps and other items from various well sites in a four state area. <text:s/>If he desires to maintain the favor of his bosses he is required to wait for the call and then follow whatever instructions that he is presented with. <text:s/></text:span></text:p>
      <text:p text:style-name="P5"><text:span text:style-name="T4"><text:s text:c="2"/>How many know that serving Christ is not a 9 to 5 job? <text:s/>We get up each morning and await His call and His direction and as we follow whatever He tells us then we are walking in holiness.</text:span></text:p>
      <text:p text:style-name="P5"><text:span text:style-name="T4"/></text:p>
      <text:p text:style-name="P5"><text:span text:style-name="T5">It's a Written Thing:</text:span><text:span text:style-name="T4"> I Peter 1:16: “...it is written, Be ye holy; for I am holy.” <text:s/>He didn't just speak it into the wind and hope that we would hear and obey. <text:s/>He wrote it down, first by the hand of Moses and then Peter re-tweeted it. <text:s/>There is a great advantage in written directions for we don't have to wonder if we heard it correctly. <text:s/>If doubts arise about what orders were given we just check out what is written. <text:s/></text:span></text:p>
      <text:p text:style-name="P5"><text:span text:style-name="T4"/></text:p>
      <text:p text:style-name="P5"><text:span text:style-name="T5">Conclude:</text:span><text:span text:style-name="T4"> </text:span><text:span text:style-name="T6">Holiness!</text:span><text:span text:style-name="T4"> <text:s/>It sounds like an unreachable dream that we are to view as ideal; if we only could match up with it. <text:s/>We are doing good and hope that it is good enough but to be holy...that's a pipe dream.</text:span></text:p>
      <text:p text:style-name="P5"><text:span text:style-name="T4"><text:s text:c="2"/>God does not tell us to do something knowing that we cannot do it. <text:s/>God is not a teaser who sets us up for failure. <text:s/>He tells us to be holy and He provides us with what it will take to be holy. <text:s/>The next time someone asks you if you're a saint; I hope you can say: “Yes, as a matter of fact, I a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22-10-28T15:18:54</dc:date>
    <meta:editing-duration>P1DT4H51M40S</meta:editing-duration>
    <meta:generator>OpenOffice/4.1.3$Win32 OpenOffice.org_project/413m1$Build-9783</meta:generator>
    <meta:printed-by>Joel Tice</meta:printed-by>
    <meta:print-date>2022-10-28T15:18:27.47</meta:print-date>
    <meta:document-statistic meta:table-count="0" meta:image-count="0" meta:object-count="0" meta:page-count="1" meta:paragraph-count="14" meta:word-count="1047" meta:character-count="5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